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color="#e85290"/>
    </style:style>
    <style:style style:name="T2" style:family="text">
      <style:text-properties fo:font-family="Courier New,courier" style:font-pitch="fixed"/>
    </style:style>
    <style:style style:name="T3" style:family="text">
      <style:text-properties fo:font-style="italic"/>
    </style:style>
    <style:style style:name="T4" style:family="text">
      <style:text-properties fo:font-weight="bold"/>
    </style:style>
    <style:style style:name="P1" style:family="paragraph"/>
    <style:style style:name="P2" style:family="paragraph">
      <style:text-properties fo:color="#000000" fo:font-family="Sans Serif" fo:font-size="12.000000000000000pt"/>
    </style:style>
    <style:style style:name="P3" style:family="paragraph">
      <style:paragraph-properties fo:margin-bottom="12.000000000000000pt" fo:margin-top="12.000000000000000pt"/>
    </style:style>
    <style:style style:name="P4" style:family="paragraph">
      <style:paragraph-properties fo:margin-bottom="12.000000000000000pt" fo:margin-top="12.000000000000000pt"/>
      <style:text-properties fo:color="#000000" fo:font-family="Sans Serif" fo:font-size="12.000000000000000pt"/>
    </style:style>
    <style:style style:name="P5" style:family="paragraph">
      <style:paragraph-properties fo:margin-top="12.000000000000000pt"/>
    </style:style>
    <style:style style:name="P6" style:family="paragraph">
      <style:paragraph-properties fo:margin-bottom="12.000000000000000pt"/>
    </style:style>
    <text:list-style style:name="L7">
      <text:list-level-style-number text:start-value="1" text:display-levels="1" style:num-format="1" text:level="1" style:num-prefix="" style:num-suffix="">
        <style:list-level-properties text:list-level-position-and-space-mode="label-alignment">
          <style:list-level-label-alignment text:label-followed-by="listtab" text:list-tab-stop-position="30.00000000000pt" fo:text-indent="10.00000000000pt" fo:margin-left="20.00000000000pt"/>
        </style:list-level-properties>
      </text:list-level-style-number>
      <text:list-level-style-number text:start-value="1" text:display-levels="1" style:num-format="1" text:level="2" style:num-suffix=".">
        <style:list-level-properties text:list-level-position-and-space-mode="label-alignment">
          <style:list-level-label-alignment text:label-followed-by="listtab" text:list-tab-stop-position="40.00000000000pt" fo:text-indent="10.00000000000pt" fo:margin-left="30.00000000000pt"/>
        </style:list-level-properties>
      </text:list-level-style-number>
      <text:list-level-style-number text:start-value="1" text:display-levels="1" style:num-format="1" text:level="3" style:num-suffix=".">
        <style:list-level-properties text:list-level-position-and-space-mode="label-alignment">
          <style:list-level-label-alignment text:label-followed-by="listtab" text:list-tab-stop-position="50.00000000000pt" fo:text-indent="10.00000000000pt" fo:margin-left="40.00000000000pt"/>
        </style:list-level-properties>
      </text:list-level-style-number>
      <text:list-level-style-number text:start-value="1" text:display-levels="1" style:num-format="1" text:level="4" style:num-suffix=".">
        <style:list-level-properties text:list-level-position-and-space-mode="label-alignment">
          <style:list-level-label-alignment text:label-followed-by="listtab" text:list-tab-stop-position="60.00000000000pt" fo:text-indent="10.00000000000pt" fo:margin-left="50.00000000000pt"/>
        </style:list-level-properties>
      </text:list-level-style-number>
      <text:list-level-style-number text:start-value="1" text:display-levels="1" style:num-format="1" text:level="5" style:num-suffix=".">
        <style:list-level-properties text:list-level-position-and-space-mode="label-alignment">
          <style:list-level-label-alignment text:label-followed-by="listtab" text:list-tab-stop-position="70.00000000000pt" fo:text-indent="10.00000000000pt" fo:margin-left="60.00000000000pt"/>
        </style:list-level-properties>
      </text:list-level-style-number>
      <text:list-level-style-number text:start-value="1" text:display-levels="1" style:num-format="1" text:level="6" style:num-suffix=".">
        <style:list-level-properties text:list-level-position-and-space-mode="label-alignment">
          <style:list-level-label-alignment text:label-followed-by="listtab" text:list-tab-stop-position="80.00000000000pt" fo:text-indent="10.00000000000pt" fo:margin-left="70.00000000000pt"/>
        </style:list-level-properties>
      </text:list-level-style-number>
      <text:list-level-style-number text:start-value="1" text:display-levels="1" style:num-format="1" text:level="7" style:num-suffix=".">
        <style:list-level-properties text:list-level-position-and-space-mode="label-alignment">
          <style:list-level-label-alignment text:label-followed-by="listtab" text:list-tab-stop-position="90.00000000000pt" fo:text-indent="10.00000000000pt" fo:margin-left="80.00000000000pt"/>
        </style:list-level-properties>
      </text:list-level-style-number>
      <text:list-level-style-number text:start-value="1" text:display-levels="1" style:num-format="1" text:level="8" style:num-suffix=".">
        <style:list-level-properties text:list-level-position-and-space-mode="label-alignment">
          <style:list-level-label-alignment text:label-followed-by="listtab" text:list-tab-stop-position="100.00000000000pt" fo:text-indent="10.00000000000pt" fo:margin-left="90.00000000000pt"/>
        </style:list-level-properties>
      </text:list-level-style-number>
      <text:list-level-style-number text:start-value="1" text:display-levels="1" style:num-format="1" text:level="9" style:num-suffix=".">
        <style:list-level-properties text:list-level-position-and-space-mode="label-alignment">
          <style:list-level-label-alignment text:label-followed-by="listtab" text:list-tab-stop-position="110.00000000000pt" fo:text-indent="10.00000000000pt" fo:margin-left="100.00000000000pt"/>
        </style:list-level-properties>
      </text:list-level-style-number>
      <text:list-level-style-number text:start-value="1" text:display-levels="1" style:num-format="1" text:level="10" style:num-suffix=".">
        <style:list-level-properties text:list-level-position-and-space-mode="label-alignment">
          <style:list-level-label-alignment text:label-followed-by="listtab" text:list-tab-stop-position="120.00000000000pt" fo:text-indent="10.00000000000pt" fo:margin-left="110.00000000000pt"/>
        </style:list-level-properties>
      </text:list-level-style-number>
    </text:list-style>
  </office:automatic-styles>
  <office:body>
    <office:text>
      <text:tracked-changes text:track-changes="false"/>
      <text:p text:style-name="P1">GitHub's a great tool but it's definitely a little confusing the first time around</text:p>
      <text:p text:style-name="P2"/>
      <text:p text:style-name="P2">make yourself a GitHub account</text:p>
      <text:p text:style-name="P2"/>
      <text:p text:style-name="P2"><text:bookmark-ref text:ref-name="ttps://github.com/"><text:span text:style-name="T1">GitHub</text:span></text:bookmark-ref><text:s/>is an amazing service.</text:p>
      <text:p text:style-name="P2"/>
      <text:p text:style-name="P2"><text:bookmark-ref text:ref-name="ttp://en.wikipedia.org/wiki/Git_%28software%29"><text:span text:style-name="T1">Git</text:span></text:bookmark-ref><text:s/>is a <text:bookmark-ref text:ref-name="ttp://git-scm.com/about/free-and-open-source"><text:span text:style-name="T1">free and open source</text:span></text:bookmark-ref> distributed version control system.</text:p>
      <text:p text:style-name="P2">GitHub exists because of a version control application called<text:s/><text:span text:style-name="T2">git</text:span>. The site is based around how git works, and git is pretty old. It runs via the command line and has no fancy graphical user interface. Since it's made to manage code<text:s/><text:span text:style-name="T3">you</text:span><text:s/>wrote, this shouldn't sound too scary.<text:s/></text:p>
      <text:p text:style-name="P2"/>
      <text:p text:style-name="P2">The fact that it’s a version control system means that it can help you keep track of files that are frequently changed</text:p>
      <text:p text:style-name="P2"/>
      <text:p text:style-name="P2"/>
      <text:p text:style-name="P2">Git expects developers to keep all the files for a project or library together in something called a repository. That’s just a grand name for a collection of files that belong together. All of our libraries are stored in git repositories, and those repositories are stored on GitHub.</text:p>
      <text:p text:style-name="P2"/>
      <text:p text:style-name="P2"/>
      <text:p text:style-name="P2"><text:bookmark-ref text:ref-name="ttps://github.com/"><text:span text:style-name="T1">GitHub</text:span></text:bookmark-ref><text:s/>is a web-based service for people who want to use git. It’s widely used by teams who want to make some or all of their work publicly available under an open source license. Since that’s what we do, we feel that GitHub is a natural choice for us to store our code.</text:p>
      <text:p text:style-name="P3">If you want to keep up-to-date with the code we’ve published on GitHub, you will need to install and use git.</text:p>
      <text:p text:style-name="P4"/>
      <text:p text:style-name="P4">it's a social network that has completely changed the way we work</text:p>
      <text:p text:style-name="P4"/>
      <text:p text:style-name="P4">Whether you're interested in participating in this global mind meld or in researching this massive file dump of human knowledge, you need to be here. </text:p>
      <text:p text:style-name="P4">GitHub has empowered a new generation of people to collaborate, create,<text:s/><text:span text:style-name="T3">produce</text:span>.</text:p>
      <text:p text:style-name="P4">The problem with Git is that it’s so ancient that we have to use the command line—or Terminal if you’re a Mac user—in order to access it, typing in snippets of code like ‘90s hackers. This can be a difficult proposition for modern computer users. That’s where GitHub comes in.</text:p>
      <text:p text:style-name="P4"><text:span text:style-name="T4">Let’s get set up</text:span></text:p>
      <text:p text:style-name="P4"/>
      <text:p text:style-name="P4">The Git directory is where Git stores the metadata and object database for your project. This is the most important part of Git, and it is what is copied when you clone a repository from another computer.<text:s/></text:p>
      <text:p text:style-name="P3">The working directory is a single checkout of one version of the project. These files are pulled out of the compressed database in the Git directory and placed on disk for you to use or modify.<text:s/></text:p>
      <text:p text:style-name="P3">The staging area is a simple file, generally contained in your Git directory, that stores information about what will go into your next commit. It’s sometimes referred to as the index, but it’s becoming standard to refer to it as the staging area.<text:s/></text:p>
      <text:p text:style-name="P3">The basic Git workflow goes something like this:<text:s/></text:p>
      <text:list text:style-name="L7" xml:id="list-2bec3f86-72a2-4ec0-b3ce-591cc4e6a8d1">
        <text:list-item>
          <text:number>1</text:number>
          <text:p text:style-name="P5">You modify files in your working directory.</text:p>
        </text:list-item>
        <text:list-item>
          <text:number>2</text:number>
          <text:p text:style-name="P1">You stage the files, adding snapshots of them to your staging area.</text:p>
        </text:list-item>
        <text:list-item>
          <text:number>3</text:number>
          <text:p text:style-name="P6">You do a commit, which takes the files as they are in the staging area and stores that snapshot permanently to your Git directory.<text:s/></text:p>
        </text:list-item>
      </text:list>
      <text:p text:style-name="P3">If a particular version of a file is in the git directory, it’s considered committed. If it’s modified but has been added to the staging area, it is staged. And if it was changed since it was checked out but has not been staged, it is modified. In Chapter 2, you’ll learn more about these states and how you can either take advantage of them or skip the staged part entirely.</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style:tab-stop-distance="42.519758699999997pt"/>
    </style:default-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style style:name="Alphabetical_20List" style:display-name="Alphabetical List" style:family="paragraph" style:list-style-name="L5"/>
    <style:style style:name="Bullet_20List" style:display-name="Bullet List" style:family="paragraph" style:list-style-name="L6"/>
    <style:style style:name="Standard" style:display-name="Standard" style:family="paragraph">
      <style:paragraph-properties fo:background-color="transparent" fo:line-height="100%" fo:margin="0.000000000000000pt" fo:text-align="left" fo:text-indent="0.000000000000000pt"/>
      <style:text-properties fo:background-color="transparent" fo:color="#000000" fo:country="US" fo:font-family="Sans Serif" fo:font-size="10.000000000000000pt" fo:font-style="normal" fo:font-weight="normal" fo:hyphenate="false" fo:language="en" fo:text-shadow="none" style:text-line-through-style="none" style:text-line-through-type="none" style:text-underline-color="font-color" style:text-underline-mode="continuous" style:text-underline-style="none" style:text-underline-type="none"/>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start-value="1" style:num-format="1" text:start-numbering-at="document" text:footnotes-position="page"/>
    <text:notes-configuration text:note-class="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72.000124732000003pt" fo:margin-left="90.000155914999993pt" fo:margin-right="90.000155914999993pt" fo:margin-top="72.000124732000003pt" fo:padding="0.000000000000000pt" fo:page-height="792.001372051999965pt" fo:page-width="612.001060221999978pt" style:print-orientation="portrait"/>
    </style:page-layout>
  </office:automatic-styles>
  <office:master-styles>
    <style:master-page style:name="Standard1"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4</meta:generator>
    <dc:title/>
    <meta:initial-creator>Unknown</meta:initial-creator>
    <meta:editing-cycles>2</meta:editing-cycles>
    <dc:date>2013-10-20T13:01:33</dc:date>
    <meta:creation-date>2013-10-13T11:16:03</meta:creation-date>
    <dc:creator>freestyler</dc:creator>
  </office:meta>
</office:document-meta>
</file>